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5.149cm" fo:min-width="5.808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1.128cm"/>
      <style:paragraph-properties style:writing-mode="lr-tb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1.378cm" fo:min-width="1.1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94cm" svg:height="8.749cm" draw:transform="rotate (-1.57149445849569) translate (26.579cm 0.3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17.779cm 0.3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8.956cm 0.3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3.4cm" svg:height="0.962cm" svg:x="3.423cm" svg:y="1.938cm">
          <draw:text-box>
            <text:p><text:span text:style-name="T1">Forest</text:span></text:p>
          </draw:text-box>
        </draw:frame>
        <draw:frame draw:style-name="gr3" draw:text-style-name="P3" draw:layer="layout" svg:width="7.1cm" svg:height="3.095cm" svg:x="1.323cm" svg:y="3.305cm">
          <draw:text-box>
            <text:list text:style-name="L1">
              <text:list-item>
                <text:p>Dense Vegetation</text:p>
              </text:list-item>
              <text:list-item>
                <text:p>Rough Terrain</text:p>
              </text:list-item>
              <text:list-item>
                <text:p>Medium Cover</text:p>
              </text:list-item>
            </text:list>
          </draw:text-box>
        </draw:frame>
        <draw:custom-shape draw:style-name="gr4" draw:text-style-name="P4" draw:layer="layout" svg:width="2.3cm" svg:height="2.3cm" svg:x="14.223cm" svg:y="5.9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3cm" svg:height="2.3cm" svg:x="3.223cm" svg:y="6.7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4cm" svg:height="0.962cm" svg:x="12.323cm" svg:y="1.938cm">
          <draw:text-box>
            <text:p><text:span text:style-name="T1">Road</text:span></text:p>
          </draw:text-box>
        </draw:frame>
        <draw:frame draw:style-name="gr6" draw:text-style-name="P3" draw:layer="layout" svg:width="5.5cm" svg:height="2cm" svg:x="10.623cm" svg:y="3.5cm">
          <draw:text-box>
            <text:list text:style-name="L1">
              <text:list-item>
                <text:p>Open Ground</text:p>
              </text:list-item>
            </text:list>
          </draw:text-box>
        </draw:frame>
        <draw:frame draw:style-name="gr2" draw:text-style-name="P2" draw:layer="layout" svg:width="3.4cm" svg:height="0.962cm" svg:x="21.123cm" svg:y="1.6cm">
          <draw:text-box>
            <text:p><text:span text:style-name="T1">River</text:span></text:p>
          </draw:text-box>
        </draw:frame>
        <draw:frame draw:style-name="gr7" draw:text-style-name="P3" draw:layer="layout" svg:width="6.8cm" svg:height="2.384cm" svg:x="19.423cm" svg:y="3.1cm">
          <draw:text-box>
            <text:list text:style-name="L1">
              <text:list-item>
                <text:p>Flowing Water</text:p>
              </text:list-item>
              <text:list-item>
                <text:p>Dangerous Terrain</text:p>
              </text:list-item>
            </text:list>
          </draw:text-box>
        </draw:frame>
        <draw:custom-shape draw:style-name="gr5" draw:text-style-name="P5" draw:layer="layout" svg:width="2.3cm" svg:height="2.3cm" svg:x="10.423cm" svg:y="6.8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924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2-18T09:15:36.132387832</meta:creation-date>
    <dc:date>2024-06-09T17:13:29.530481003</dc:date>
    <meta:editing-duration>PT22M33S</meta:editing-duration>
    <meta:editing-cycles>7</meta:editing-cycles>
    <meta:generator>LibreOffice/7.3.7.2$Linux_X86_64 LibreOffice_project/30$Build-2</meta:generator>
    <meta:document-statistic meta:object-count="12"/>
  </office:meta>
</office:document-meta>
</file>